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249.45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93.74pt"/>
    </style:style>
    <style:style style:name="co82" style:family="table-column">
      <style:table-column-properties fo:break-before="auto" style:column-width="193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124"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30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  <table:table-cell table:style-name="ce6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'Short List'.P3:.P7])" office:value-type="currency" office:currency="USD" office:value="1320" calcext:value-type="currency">
            <text:p>$1,320</text:p>
          </table:table-cell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155" calcext:value-type="currency">
            <text:p>$1,15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9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'Short List'.D14];['Short List'.F14];['Short List'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69" calcext:value-type="currency">
            <text:p>$1,36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528" calcext:value-type="currency">
            <text:p>$1,528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30" calcext:value-type="currency">
            <text:p>$1,430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'Short List'.D33];['Short List'.F33];['Short List'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37" table:default-cell-style-name="ce5"/>
        <table:table-column table:style-name="co68" table:default-cell-style-name="Default"/>
        <table:table-column table:style-name="co30" table:number-columns-repeated="2" table:default-cell-style-name="Default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Car Sizes</text:p>
          </table:table-cell>
          <table:table-cell table:style-name="ce6" office:value-type="string" calcext:value-type="string">
            <text:p>Cargo Capacity Cu Ft</text:p>
          </table:table-cell>
          <table:table-cell table:style-name="ce6" office:value-type="string" calcext:value-type="string">
            <text:p>EPA Interior Volume Cu Ft</text:p>
          </table:table-cell>
          <table:table-cell table:style-name="ce6" office:value-type="string" calcext:value-type="string">
            <text:p>Length In</text:p>
          </table:table-cell>
          <table:table-cell table:style-name="ce6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24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24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24" office:value-type="float" office:value="3428" calcext:value-type="float">
            <text:p>3,428</text:p>
          </table:table-cell>
        </table:table-row>
      </table:table>
      <table:table table:name="Walmart South Bay" table:style-name="ta1">
        <table:table-column table:style-name="co69" table:default-cell-style-name="Default"/>
        <table:table-column table:style-name="co70" table:default-cell-style-name="Default"/>
        <table:table-column table:style-name="co71" table:default-cell-style-name="ce20"/>
        <table:table-column table:style-name="co72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57" office:value-type="string" calcext:value-type="string">
            <text:p>Median Household Income</text:p>
          </table:table-cell>
          <table:table-cell table:style-name="ce6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table:table-column table:style-name="co73" table:default-cell-style-name="Default"/>
        <table:table-column table:style-name="co42" table:default-cell-style-name="Default"/>
        <table:table-column table:style-name="co34" table:default-cell-style-name="ce20"/>
        <table:table-column table:style-name="co30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Median Income</text:p>
          </table:table-cell>
          <table:table-cell table:style-name="ce6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table:table-column table:style-name="co35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30" table:default-cell-style-name="Default"/>
        <table:table-row table:style-name="ro1">
          <table:table-cell table:style-name="ce6" office:value-type="string" calcext:value-type="string">
            <text:p>Things To Do</text:p>
          </table:table-cell>
          <table:table-cell table:style-name="ce6" office:value-type="string" calcext:value-type="string">
            <text:p>Provider 1</text:p>
          </table:table-cell>
          <table:table-cell table:style-name="ce6" office:value-type="string" calcext:value-type="string">
            <text:p>Provider 2</text:p>
          </table:table-cell>
          <table:table-cell table:style-name="ce6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" office:value-type="currency" office:currency="USD" office:value="1264.76" calcext:value-type="currency">
            <text:p>$1,264.76</text:p>
          </table:table-cell>
          <table:table-cell table:style-name="ce5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20" office:value-type="currency" office:currency="USD" office:value="469.94" calcext:value-type="currency">
            <text:p>$470</text:p>
          </table:table-cell>
          <table:table-cell table:style-name="ce20" table:formula="of:=[.D17]*1.09" office:value-type="currency" office:currency="USD" office:value="512.2346" calcext:value-type="currency">
            <text:p>$512</text:p>
          </table:table-cell>
          <table:table-cell table:style-name="ce6" office:value-type="string" calcext:value-type="string">
            <text:p>Monthly Rental</text:p>
          </table:table-cell>
          <table:table-cell table:style-name="ce5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ransport 95051 to 78735</text:p>
          </table:table-cell>
          <table:table-cell table:style-name="ce20" office:value-type="currency" office:currency="USD" office:value="3101" calcext:value-type="currency">
            <text:p>$3,101</text:p>
          </table:table-cell>
          <table:table-cell table:style-name="ce20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</text:p>
          </table:table-cell>
          <table:table-cell table:style-name="ce20" office:value-type="currency" office:currency="USD" office:value="178" calcext:value-type="currency">
            <text:p>$178</text:p>
          </table:table-cell>
          <table:table-cell table:style-name="ce20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style-name="ce20" office:value-type="currency" office:currency="USD" office:value="289.94" calcext:value-type="currency">
            <text:p>$290</text:p>
          </table:table-cell>
          <table:table-cell table:style-name="ce20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uote Number</text:p>
          </table:table-cell>
          <table:table-cell table:style-name="ce6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6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5" office:value-type="currency" office:currency="USD" office:value="469.94" calcext:value-type="currency">
            <text:p>$469.94</text:p>
          </table:table-cell>
          <table:table-cell table:style-name="ce5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Transport from 95051 to 78735</text:p>
          </table:table-cell>
          <table:table-cell table:style-name="ce5" office:value-type="currency" office:currency="USD" office:value="3101" calcext:value-type="currency">
            <text:p>$3,101.00</text:p>
          </table:table-cell>
          <table:table-cell table:style-name="ce5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 78735</text:p>
          </table:table-cell>
          <table:table-cell table:style-name="ce5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Sheet10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ce30"/>
        <table:table-column table:style-name="co82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row table:style-name="ro1">
          <table:table-cell table:style-name="ce6" office:value-type="string" calcext:value-type="string">
            <text:p>Trip Leg</text:p>
          </table:table-cell>
          <table:table-cell table:style-name="ce6" office:value-type="string" calcext:value-type="string">
            <text:p>Max Transit Time</text:p>
          </table:table-cell>
          <table:table-cell table:style-name="ce6" office:value-type="string" calcext:value-type="string">
            <text:p>Distance (miles)</text:p>
          </table:table-cell>
          <table:table-cell table:style-name="ce6" office:value-type="string" calcext:value-type="string">
            <text:p>Planned Departure/Arrival</text:p>
          </table:table-cell>
          <table:table-cell office:value-type="string" calcext:value-type="string">
            <text:p>Drive Time (Minut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a Clara – Gonzales Starbucks</text:p>
          </table:table-cell>
          <table:table-cell office:value-type="string" calcext:value-type="string">
            <text:p>1 h 50 min max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90+4</text:p>
          </table:table-cell>
        </table:table-row>
        <table:table-row table:style-name="ro1">
          <table:table-cell office:value-type="string" calcext:value-type="string">
            <text:p>Gonazles – Paso Robles (Choose Restaurant)</text:p>
          </table:table-cell>
          <table:table-cell office:value-type="string" calcext:value-type="string">
            <text:p>1 h 30 min max</text:p>
          </table:table-cell>
          <table:table-cell office:value-type="float" office:value="82.1" calcext:value-type="float">
            <text:p>82.1</text:p>
          </table:table-cell>
          <table:table-cell office:value-type="string" calcext:value-type="string">
            <text:p>Depart 11:10 AM Arrive by 12:45 PM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o Robles <text:s/>- Blackwells Corner Texaco</text:p>
          </table:table-cell>
          <table:table-cell office:value-type="string" calcext:value-type="string">
            <text:p>1 h max</text:p>
          </table:table-cell>
          <table:table-cell office:value-type="float" office:value="50.6" calcext:value-type="float">
            <text:p>50.6</text:p>
          </table:table-cell>
          <table:table-cell office:value-type="string" calcext:value-type="string">
            <text:p>Depart 2 PM Arrive by 3:00 PM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wells Corner – Bakersfield (Choose Hotel)</text:p>
          </table:table-cell>
          <table:table-cell office:value-type="string" calcext:value-type="string">
            <text:p>1 h 20 min max</text:p>
          </table:table-cell>
          <table:table-cell office:value-type="float" office:value="56" calcext:value-type="float">
            <text:p>56.0</text:p>
          </table:table-cell>
          <table:table-cell office:value-type="string" calcext:value-type="string">
            <text:p>Depart 3:15 PM Arrive by 4:35 PM 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6" table:formula="of:=SUM([.C2:.C5])" office:value-type="float" office:value="272.9" calcext:value-type="float">
            <text:p>272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kersfield – Tehachapi</text:p>
          </table:table-cell>
          <table:table-cell office:value-type="string" calcext:value-type="string">
            <text:p>1 h max</text:p>
          </table:table-cell>
          <table:table-cell office:value-type="float" office:value="42.6" calcext:value-type="float">
            <text:p>42.6</text:p>
          </table:table-cell>
          <table:table-cell office:value-type="string" calcext:value-type="string">
            <text:p>Depart 9 AM Arrive by 10:00 AM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hachapi – Barstow (Choose Restaurant)</text:p>
          </table:table-cell>
          <table:table-cell office:value-type="string" calcext:value-type="string">
            <text:p>1 h 50 min max</text:p>
          </table:table-cell>
          <table:table-cell office:value-type="float" office:value="91.9" calcext:value-type="float">
            <text:p>91.9</text:p>
          </table:table-cell>
          <table:table-cell office:value-type="string" calcext:value-type="string">
            <text:p>Depart 10:20 AM Arrive by 12:10 PM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stow – Fenner</text:p>
          </table:table-cell>
          <table:table-cell office:value-type="string" calcext:value-type="string">
            <text:p>2 h 10 min max</text:p>
          </table:table-cell>
          <table:table-cell office:value-type="float" office:value="110" calcext:value-type="float">
            <text:p>110.0</text:p>
          </table:table-cell>
          <table:table-cell office:value-type="string" calcext:value-type="string">
            <text:p>Depart 1:30 Arrive by 3:40 PM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ner – Kingman (Choose Hotel)</text:p>
          </table:table-cell>
          <table:table-cell office:value-type="string" calcext:value-type="string">
            <text:p>1 h 50 min max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Depart 4 PM Arrive by 5:50 PM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6" table:formula="of:=SUM([.C8:.C11])" office:value-type="float" office:value="342.8" calcext:value-type="float">
            <text:p>342.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ingman – Wikieup Chevron</text:p>
          </table:table-cell>
          <table:table-cell office:value-type="string" calcext:value-type="string">
            <text:p>1 h max</text:p>
          </table:table-cell>
          <table:table-cell office:value-type="float" office:value="54.4" calcext:value-type="float">
            <text:p>54.4</text:p>
          </table:table-cell>
          <table:table-cell office:value-type="string" calcext:value-type="string">
            <text:p>Depart 9 AM Arrive by 10:00 AM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eup – Surprise (Choose Restaurant)</text:p>
          </table:table-cell>
          <table:table-cell office:value-type="string" calcext:value-type="string">
            <text:p>2 h 10 min max</text:p>
          </table:table-cell>
          <table:table-cell office:value-type="float" office:value="108" calcext:value-type="float">
            <text:p>108.0</text:p>
          </table:table-cell>
          <table:table-cell office:value-type="string" calcext:value-type="string">
            <text:p>Depart 10:20 AM Arrive by 12:30 PM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rise – Gila Bend</text:p>
          </table:table-cell>
          <table:table-cell office:value-type="string" calcext:value-type="string">
            <text:p>1 h 15 min max</text:p>
          </table:table-cell>
          <table:table-cell office:value-type="float" office:value="61.6" calcext:value-type="float">
            <text:p>61.6</text:p>
          </table:table-cell>
          <table:table-cell office:value-type="string" calcext:value-type="string">
            <text:p>Depart 2 PM Arrive by 3:15 PM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a Bend – Eloy Flying J</text:p>
          </table:table-cell>
          <table:table-cell office:value-type="string" calcext:value-type="string">
            <text:p>1 h 15 min max</text:p>
          </table:table-cell>
          <table:table-cell office:value-type="float" office:value="72.2" calcext:value-type="float">
            <text:p>72.2</text:p>
          </table:table-cell>
          <table:table-cell office:value-type="string" calcext:value-type="string">
            <text:p>Depart 3:35 PM Arrive by 4:50 PM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y Flying J – Tucson</text:p>
          </table:table-cell>
          <table:table-cell office:value-type="string" calcext:value-type="string">
            <text:p>55 min max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Depart 5:10 PM Arrive by 6:05 PM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6" table:formula="of:=SUM([.C14:.C18])" office:value-type="float" office:value="346.3" calcext:value-type="float">
            <text:p>346.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cson – Wilcox Starbucks in Safeway</text:p>
          </table:table-cell>
          <table:table-cell office:value-type="string" calcext:value-type="string">
            <text:p>1 h 30 min max</text:p>
          </table:table-cell>
          <table:table-cell office:value-type="float" office:value="82.8" calcext:value-type="float">
            <text:p>82.8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cox – San Simon Rest Area</text:p>
          </table:table-cell>
          <table:table-cell office:value-type="string" calcext:value-type="string">
            <text:p>50 min max</text:p>
          </table:table-cell>
          <table:table-cell office:value-type="float" office:value="48.4" calcext:value-type="float">
            <text:p>48.4</text:p>
          </table:table-cell>
          <table:table-cell office:value-type="string" calcext:value-type="string">
            <text:p>Depart 10:50 AM Arrive by 11:40 AM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Simon Rest Area – Lordsburg (Choose Restaurant)</text:p>
          </table:table-cell>
          <table:table-cell office:value-type="string" calcext:value-type="string">
            <text:p>30 min max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Depart 12:00 PM Arrive by 1:30 PM MDT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dsburg – Deming</text:p>
          </table:table-cell>
          <table:table-cell office:value-type="string" calcext:value-type="string">
            <text:p>1 h 5 min max</text:p>
          </table:table-cell>
          <table:table-cell office:value-type="float" office:value="60.1" calcext:value-type="float">
            <text:p>60.1</text:p>
          </table:table-cell>
          <table:table-cell office:value-type="string" calcext:value-type="string">
            <text:p>Depart 2:50 PM Arrive by 3:55 PM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ing – El Paso North (Choose Hotel)</text:p>
          </table:table-cell>
          <table:table-cell office:value-type="string" calcext:value-type="string">
            <text:p>1 h 40 min max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Depart 4:15 PM Arrive by 5:55 PM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6" table:formula="of:=SUM([.C21:.C25])" office:value-type="float" office:value="307.2" calcext:value-type="float">
            <text:p>307.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 Paso – Sierra Blanca (Exxon/Subway)</text:p>
          </table:table-cell>
          <table:table-cell office:value-type="string" calcext:value-type="string">
            <text:p>2 h max</text:p>
          </table:table-cell>
          <table:table-cell office:value-type="float" office:value="101" calcext:value-type="float">
            <text:p>101.0</text:p>
          </table:table-cell>
          <table:table-cell office:value-type="string" calcext:value-type="string">
            <text:p>Depart 9 AM Arrive by 11:00 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rra Blanca – Van Horn (Choose Restaurant)</text:p>
          </table:table-cell>
          <table:table-cell office:value-type="string" calcext:value-type="string">
            <text:p>40 min max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Depart 11:20 AM Arrive by 1:00 PM CD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Horn – Fort Stockton</text:p>
          </table:table-cell>
          <table:table-cell office:value-type="string" calcext:value-type="string">
            <text:p>2 h max</text:p>
          </table:table-cell>
          <table:table-cell office:value-type="float" office:value="120" calcext:value-type="float">
            <text:p>120.0</text:p>
          </table:table-cell>
          <table:table-cell office:value-type="string" calcext:value-type="string">
            <text:p>Depart 2:30 PM Arrive by 4:3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 Stockton – Ozona (Choose Hotel)</text:p>
          </table:table-cell>
          <table:table-cell office:value-type="string" calcext:value-type="string">
            <text:p>1 h 50 min max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4:50 PM Arrive by 6:40 PM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6" table:formula="of:=SUM([.C28:.C31])" office:value-type="float" office:value="361.5" calcext:value-type="float">
            <text:p>361.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zona – Junction</text:p>
          </table:table-cell>
          <table:table-cell office:value-type="string" calcext:value-type="string">
            <text:p>1 h 30 min max</text:p>
          </table:table-cell>
          <table:table-cell office:value-type="float" office:value="91.7" calcext:value-type="float">
            <text:p>91.7</text:p>
          </table:table-cell>
          <table:table-cell office:value-type="string" calcext:value-type="string">
            <text:p>Depart 9 AM Arrive by 10:30 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ction – Mason (Choose Restaurant)</text:p>
          </table:table-cell>
          <table:table-cell office:value-type="string" calcext:value-type="string">
            <text:p>50 min max</text:p>
          </table:table-cell>
          <table:table-cell office:value-type="float" office:value="43.9" calcext:value-type="float">
            <text:p>43.9</text:p>
          </table:table-cell>
          <table:table-cell office:value-type="string" calcext:value-type="string">
            <text:p>Depart 10:50 AM Arrive by 11:40 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on – Burnet</text:p>
          </table:table-cell>
          <table:table-cell office:value-type="string" calcext:value-type="string">
            <text:p>1 h 10 min max</text:p>
          </table:table-cell>
          <table:table-cell table:style-name="Default" office:value-type="float" office:value="63.8" calcext:value-type="float">
            <text:p>63.8</text:p>
          </table:table-cell>
          <table:table-cell office:value-type="string" calcext:value-type="string">
            <text:p>Depart 1:10 PM Arrive by 2:1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et – Cedar Park</text:p>
          </table:table-cell>
          <table:table-cell office:value-type="string" calcext:value-type="string">
            <text:p>55 min max</text:p>
          </table:table-cell>
          <table:table-cell table:style-name="Default" office:value-type="float" office:value="33.9" calcext:value-type="float">
            <text:p>33.9</text:p>
          </table:table-cell>
          <table:table-cell office:value-type="string" calcext:value-type="string">
            <text:p>Depart 2:30 PM Arrive by 3:25 PM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table:formula="of:=SUM([.C34:.C37])" office:value-type="float" office:value="233.3" calcext:value-type="float">
            <text:p>233.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table:formula="of:=SUM([.C6];[.C12];[.C19];[.C26];[.C32];[.C38])"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table:formula="of:=[.C40]/6" office:value-type="float" office:value="310.666666666667" calcext:value-type="float">
            <text:p>310.666666666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formula="of:=1815/7" office:value-type="float" office:value="259.285714285714" calcext:value-type="float">
            <text:p>259.285714285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Kingman – Tucson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11:40:10.014170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1T17:14:00.845899320</dc:date>
    <meta:editing-duration>P21DT21H38M29S</meta:editing-duration>
    <meta:editing-cycles>358</meta:editing-cycles>
    <meta:generator>LibreOffice/5.1.6.2$Linux_X86_64 LibreOffice_project/10m0$Build-2</meta:generator>
    <meta:document-statistic meta:table-count="10" meta:cell-count="5128" meta:object-count="0"/>
  </office:meta>
</office:document-meta>
</file>